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5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Rechentier_BenchBankSeco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aram: implName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BankSecondRound.mixed:deposit</text:p>
          </table:table-cell>
          <table:table-cell office:value-type="string" calcext:value-type="string">
            <text:p>SmallLock</text:p>
          </table:table-cell>
          <table:table-cell office:value-type="float" office:value="343773.340045" calcext:value-type="float">
            <text:p>343773</text:p>
          </table:table-cell>
          <table:table-cell office:value-type="float" office:value="3828637.043297" calcext:value-type="float">
            <text:p>3828637</text:p>
          </table:table-cell>
          <table:table-cell office:value-type="string" calcext:value-type="string">
            <text:p>ops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BankSecondRound.mixed:deposit</text:p>
          </table:table-cell>
          <table:table-cell office:value-type="string" calcext:value-type="string">
            <text:p>Cas</text:p>
          </table:table-cell>
          <table:table-cell office:value-type="float" office:value="19318.474784" calcext:value-type="float">
            <text:p>19318</text:p>
          </table:table-cell>
          <table:table-cell office:value-type="float" office:value="18776.827275" calcext:value-type="float">
            <text:p>18777</text:p>
          </table:table-cell>
          <table:table-cell office:value-type="string" calcext:value-type="string">
            <text:p>ops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BankSecondRound.mixed:deposit</text:p>
          </table:table-cell>
          <table:table-cell office:value-type="string" calcext:value-type="string">
            <text:p>Scala</text:p>
          </table:table-cell>
          <table:table-cell office:value-type="float" office:value="122794.86499" calcext:value-type="float">
            <text:p>122795</text:p>
          </table:table-cell>
          <table:table-cell office:value-type="float" office:value="44436.752969" calcext:value-type="float">
            <text:p>44437</text:p>
          </table:table-cell>
          <table:table-cell office:value-type="string" calcext:value-type="string">
            <text:p>ops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BankSecondRound.mixed:deposit</text:p>
          </table:table-cell>
          <table:table-cell office:value-type="string" calcext:value-type="string">
            <text:p>Val</text:p>
          </table:table-cell>
          <table:table-cell office:value-type="float" office:value="111299.065825" calcext:value-type="float">
            <text:p>111299</text:p>
          </table:table-cell>
          <table:table-cell office:value-type="float" office:value="237202.444981" calcext:value-type="float">
            <text:p>237202</text:p>
          </table:table-cell>
          <table:table-cell office:value-type="string" calcext:value-type="string">
            <text:p>ops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BankSecondRound.mixed:deposit</text:p>
          </table:table-cell>
          <table:table-cell office:value-type="string" calcext:value-type="string">
            <text:p>STM</text:p>
          </table:table-cell>
          <table:table-cell office:value-type="float" office:value="191173.264247" calcext:value-type="float">
            <text:p>191173</text:p>
          </table:table-cell>
          <table:table-cell office:value-type="float" office:value="993975.881323" calcext:value-type="float">
            <text:p>993976</text:p>
          </table:table-cell>
          <table:table-cell office:value-type="string" calcext:value-type="string">
            <text:p>ops/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8:46:16.016663531</dc:date>
    <dc:creator>Ferdinand Mathia</dc:creator>
    <meta:editing-duration>PT9M</meta:editing-duration>
    <meta:editing-cycles>1</meta:editing-cycles>
    <meta:document-statistic meta:table-count="1" meta:cell-count="30" meta:object-count="0"/>
    <meta:generator>LibreOffice/5.1.2.2$Linux_X86_64 LibreOffice_project/10m0$Build-2</meta:generator>
  </office:meta>
</office:document-meta>
</file>